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7000001F5BA226876968365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668cm" svg:height="7.638cm" svg:x="0.232cm" svg:y="0.1cm">
          <draw:image xlink:href="Pictures/10000000000001F7000001F5BA226876968365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4:23:03.006000000</dc:date>
    <meta:editing-duration>PT2M18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